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7.0654in"/>
    </style:style>
    <style:style style:name="co4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6.4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2" office:value-type="string">
            <text:p>LAST UPDATED 13-10-13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3" office:value-type="string">
            <text:p>PROBLEMS</text:p>
          </table:table-cell>
          <table:table-cell table:style-name="ce3" office:value-type="string">
            <text:p>STATU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<text:a xlink:href="http://www.geeksforgeeks.org/archives/26604">Greedy Algorithms | Set 2 (Kruskal’s Minimum Spanning Tree Algorithm)</text:a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geeksforgeeks.org/archives/26489">Union-Find Algorithm | Set 2 (Union By Rank and Path Compression)</text:a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geeksforgeeks.org/archives/26350">Union-Find Algorithm | Set 1 (Detect Cycle in a Graph)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geeksforgeeks.org/archives/25783">Find the number of island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geeksforgeeks.org/archives/19772">Dynamic Programming | Set 16 (Floyd Warshall Algorithm)</text:a></text:p>
          </table:table-cell>
          <table:table-cell office:value-type="string">
            <text:p>done</text:p>
          </table:table-cell>
          <table:table-cell office:value-type="string">
            <text:p>dp</text:p>
          </table:table-cell>
        </table:table-row>
        <table:table-row table:style-name="ro2">
          <table:table-cell/>
          <table:table-cell office:value-type="string">
            <text:p><text:a xlink:href="http://www.geeksforgeeks.org/archives/19092">Backtracking | Set 6 (Hamiltonian Cycle)</text:a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geeksforgeeks.org/archives/18750">Find if there is a path between two vertices in a directed graph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geeksforgeeks.org/archives/18516">Detect Cycle in a Graph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geeksforgeeks.org/archives/18382">Breadth First Traversal for a Graph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geeksforgeeks.org/archives/18212">Depth First Traversal for a Graph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geeksforgeeks.org/archives/11720">Boruvka’s algorithm for Minimum Spanning Tree</text:a></text:p>
          </table:table-cell>
          <table:table-cell office:value-type="string">
            <text:p>done</text:p>
          </table:table-cell>
          <table:table-cell office:value-type="string">
            <text:p>(in ttheory doc) oldest algo for MST except prim and kruskal... check if you want to do</text:p>
          </table:table-cell>
        </table:table-row>
        <table:table-row table:style-name="ro2">
          <table:table-cell/>
          <table:table-cell office:value-type="string">
            <text:p><text:a xlink:href="http://www.geeksforgeeks.org/archives/11644">Applications of Depth First Search</text:a></text:p>
          </table:table-cell>
          <table:table-cell office:value-type="string">
            <text:p>done</text:p>
          </table:table-cell>
          <table:table-cell office:value-type="string">
            <text:p>in theory doc</text:p>
          </table:table-cell>
        </table:table-row>
        <table:table-row table:style-name="ro2">
          <table:table-cell/>
          <table:table-cell office:value-type="string">
            <text:p><text:a xlink:href="http://www.geeksforgeeks.org/archives/11110">Applications of Minimum Spanning Tree Problem</text:a></text:p>
          </table:table-cell>
          <table:table-cell office:value-type="string">
            <text:p>done</text:p>
          </table:table-cell>
          <table:table-cell office:value-type="string">
            <text:p>in theory doc</text:p>
          </table:table-cell>
        </table:table-row>
        <table:table-row table:style-name="ro2"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<text:a xlink:href="http://www.geeksforgeeks.org/graph-and-its-representations/">Graph and its representations</text:a></text:p>
          </table:table-cell>
          <table:table-cell table:style-name="ce5" office:value-type="string">
            <text:p>done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geeksforgeeks.org/greedy-algorithms-set-5-prims-minimum-spanning-tree-mst-2/">Greedy Algorithms | Set 5 (Prim’s Minimum Spanning Tree (MST))</text:a>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<text:a xlink:href="http://www.geeksforgeeks.org/greedy-algorithms-set-5-prims-mst-for-adjacency-list-representation/">Greedy Algorithms | Set 6 (Prim’s MST for Adjacency List Representation)</text:a>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<text:a xlink:href="http://www.geeksforgeeks.org/greedy-algorithms-set-6-dijkstras-shortest-path-algorithm/">Greedy Algorithms | Set 7 (Dijkstra’s shortest path algorithm)</text:a></text:p>
          </table:table-cell>
          <table:table-cell table:style-name="ce5" office:value-type="string">
            <text:p>done</text:p>
          </table:table-cell>
          <table:table-cell office:value-type="string">
            <text:p>O(V^2)</text:p>
          </table:table-cell>
        </table:table-row>
        <table:table-row table:style-name="ro2">
          <table:table-cell/>
          <table:table-cell office:value-type="string">
            <text:p><text:a xlink:href="http://www.geeksforgeeks.org/greedy-algorithms-set-7-dijkstras-algorithm-for-adjacency-list-representation/">Greedy Algorithms | Set 8 (Dijkstra’s Algorithm for Adjacency List Representation)</text:a></text:p>
          </table:table-cell>
          <table:table-cell table:style-name="ce5"/>
          <table:table-cell office:value-type="string">
            <text:p>O(E log V) – efficient than previous... <text:s/></text:p>
          </table:table-cell>
        </table:table-row>
        <table:table-row table:style-name="ro2">
          <table:table-cell/>
          <table:table-cell office:value-type="string">
            <text:p><text:a xlink:href="http://www.geeksforgeeks.org/dynamic-programming-set-23-bellman-ford-algorithm/">Dynamic Programming | Set 23 (Bellman–Ford Algorithm)</text:a>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<text:a xlink:href="http://www.geeksforgeeks.org/transitive-closure-of-a-graph/">Transitive closure of a graph</text:a></text:p>
          </table:table-cell>
          <table:table-cell table:style-name="ce5"/>
          <table:table-cell/>
        </table:table-row>
        <table:table-row table:style-name="ro1">
          <table:table-cell/>
          <table:table-cell table:style-name="Default" office:value-type="string">
            <text:p>More efficient Dijkstra in O(VlogV) using fibonacci heap.. </text:p>
          </table:table-cell>
          <table:table-cell/>
          <table:table-cell office:value-type="string">
            <text:p>search it and implement it...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<text:a xlink:href="http://en.wikipedia.org/wiki/Steiner_tree_problem">Steiner tree</text:a></text:p>
          </table:table-cell>
          <table:table-cell table:style-name="ce8"/>
          <table:table-cell/>
        </table:table-row>
        <table:table-row table:style-name="ro2">
          <table:table-cell/>
          <table:table-cell office:value-type="string">
            <text:p><text:a xlink:href="http://en.wikipedia.org/wiki/Travelling_salesman_problem">traveling salesperson problem</text:a></text:p>
          </table:table-cell>
          <table:table-cell table:style-name="ce8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bipartite-graph/">Check whether a given graph is Bipartite or not</text:a></text:p>
          </table:table-cell>
          <table:table-cell office:value-type="string">
            <text:p>done</text:p>
          </table:table-cell>
          <table:table-cell office:value-type="string">
            <text:p>2-colorable</text:p>
          </table:table-cell>
        </table:table-row>
        <table:table-row table:style-name="ro3">
          <table:table-cell/>
          <table:table-cell table:style-name="ce6" office:value-type="string">
            <text:p><text:a xlink:href="http://www.geeksforgeeks.org/topological-sorting/">Topological Sorting</text:a>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shortest-path-for-directed-acyclic-graphs/">Shortest Path in Directed Acyclic Graph</text:a>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strongly-connected-components/">Strongly Connected Components</text:a>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articulation-points-or-cut-vertices-in-a-graph/">Articulation Points (or Cut Vertices) in a Graph</text:a>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bridge-in-a-graph/">Bridges in a graph</text:a>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biconnectivity-in-a-graph/">Biconnected graph</text:a>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connectivity-in-a-directed-graph/">Connectivity in a directed graph</text:a></text:p>
          </table:table-cell>
          <table:table-cell table:style-name="ce9"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eulerian-path-and-circuit/">Eulerian path and circuit</text:a></text:p>
          </table:table-cell>
          <table:table-cell table:style-name="ce9"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ford-fulkerson-algorithm-for-maximum-flow-problem/">Ford-Fulkerson Algorithm for Maximum Flow Problem</text:a></text:p>
          </table:table-cell>
          <table:table-cell table:style-name="ce9"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maximum-bipartite-matching/">Maximum Bipartite Matching</text:a></text:p>
          </table:table-cell>
          <table:table-cell table:style-name="ce9" table:number-columns-repeated="2"/>
        </table:table-row>
        <table:table-row table:style-name="ro3">
          <table:table-cell/>
          <table:table-cell table:style-name="ce6" office:value-type="string">
            <text:p><text:a xlink:href="http://www.geeksforgeeks.org/minimum-cut-in-a-directed-graph/">Find minimum s-t cut in a flow network</text:a></text:p>
          </table:table-cell>
          <table:table-cell table:style-name="ce9" table:number-columns-repeated="2"/>
        </table:table-row>
        <table:table-row table:style-name="ro4">
          <table:table-cell/>
          <table:table-cell table:style-name="ce7" office:value-type="string">
            <text:p><text:a xlink:href="http://www.geeksforgeeks.org/find-longest-path-directed-acyclic-graph/">Longest Path in a Directed Acyclic Graph</text:a></text:p>
          </table:table-cell>
          <table:table-cell table:number-columns-repeated="2"/>
        </table:table-row>
        <table:table-row table:style-name="ro4">
          <table:table-cell/>
          <table:table-cell table:style-name="ce7" office:value-type="string">
            <text:p><text:a xlink:href="http://www.geeksforgeeks.org/fleurys-algorithm-for-printing-eulerian-path/">Fleury’s Algorithm for printing Eulerian Path or Circuit</text:a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09-14T18:09:31</meta:creation-date>
    <dc:date>2013-10-23T08:02:58</dc:date>
    <dc:creator>tejas </dc:creator>
    <meta:editing-duration>P4DT19H33M33S</meta:editing-duration>
    <meta:editing-cycles>101</meta:editing-cycles>
    <meta:generator>LibreOffice/3.5$Linux_x86 LibreOffice_project/350m1$Build-202</meta:generator>
    <meta:document-statistic meta:table-count="3" meta:cell-count="61" meta:object-count="0"/>
  </office:meta>
</office:document-meta>
</file>